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PT_Astra_Serif_2.ttf" manifest:media-type="application/x-font-ttf"/>
  <manifest:file-entry manifest:full-path="Fonts/Font_PT_Astra_Serif_1.ttf" manifest:media-type="application/x-font-ttf"/>
  <manifest:file-entry manifest:full-path="Fonts/Font_PT_Astra_Sans_4.ttf" manifest:media-type="application/x-font-ttf"/>
  <manifest:file-entry manifest:full-path="Fonts/Font_PT_Astra_Sans_3.ttf" manifest:media-type="application/x-font-ttf"/>
  <manifest:file-entry manifest:full-path="Fonts/Font_PT_Astra_Serif_4.ttf" manifest:media-type="application/x-font-ttf"/>
  <manifest:file-entry manifest:full-path="Fonts/Font_PT_Astra_Sans_2.ttf" manifest:media-type="application/x-font-ttf"/>
  <manifest:file-entry manifest:full-path="Fonts/Font_PT_Astra_Serif_3.ttf" manifest:media-type="application/x-font-ttf"/>
  <manifest:file-entry manifest:full-path="Fonts/Font_PT_Astra_Sans_1.ttf" manifest:media-type="application/x-font-ttf"/>
  <manifest:file-entry manifest:full-path="Fonts/Font_Tahoma_2.ttf" manifest:media-type="application/x-font-ttf"/>
  <manifest:file-entry manifest:full-path="Fonts/Font_Lohit_Devanagari_2.ttf" manifest:media-type="application/x-font-ttf"/>
  <manifest:file-entry manifest:full-path="Fonts/Font_Tahoma_1.ttf" manifest:media-type="application/x-font-ttf"/>
  <manifest:file-entry manifest:full-path="Fonts/Font_Lohit_Devanagari_1.ttf" manifest:media-type="application/x-font-ttf"/>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vg:font-face-src>
        <svg:font-face-uri xlink:href="Fonts/Font_Lohit_Devanagari_2.ttf" xlink:type="simple" loext:font-style="normal" loext:font-weight="normal">
          <svg:font-face-format svg:string="truetype"/>
        </svg:font-face-uri>
      </svg:font-face-src>
    </style:font-fac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normal">
          <svg:font-face-format svg:string="truetype"/>
        </svg:font-face-uri>
        <svg:font-face-uri xlink:href="Fonts/Font_PT_Astra_Sans_2.ttf" xlink:type="simple" loext:font-style="normal" loext:font-weight="bold">
          <svg:font-face-format svg:string="truetype"/>
        </svg:font-face-uri>
        <svg:font-face-uri xlink:href="Fonts/Font_PT_Astra_Sans_3.ttf" xlink:type="simple" loext:font-style="italic" loext:font-weight="normal">
          <svg:font-face-format svg:string="truetype"/>
        </svg:font-face-uri>
        <svg:font-face-uri xlink:href="Fonts/Font_PT_Astra_Sans_4.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pitch="fixed"/>
    <style:font-face style:name="Source Code Pro Semibold1" svg:font-family="'Source Code Pro Semibold'" style:font-adornments="Semibold" style:font-pitch="fixed"/>
    <style:font-face style:name="Source Code Pro Semibold2" svg:font-family="'Source Code Pro Semibold'" style:font-adornments="Полужирный" style:font-pitch="fixed"/>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style:font-face style:name="Times New Roman" svg:font-family="'Times New Roman'" style:font-family-generic="roman" style:font-pitch="variable"/>
    <style:font-face style:name="URW Gothic L" svg:font-family="'URW Gothic L'" style:font-adornments="Обычный"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line-height="100%"/>
    </style:style>
    <style:style style:name="P4" style:family="paragraph" style:parent-style-name="Text_20_body">
      <style:paragraph-properties fo:line-height="100%" fo:text-align="center" style:justify-single-word="false"/>
    </style:style>
    <style:style style:name="P5" style:family="paragraph" style:parent-style-name="Text_20_body">
      <style:paragraph-properties fo:line-height="100%" fo:text-align="center" style:justify-single-word="false"/>
      <style:text-properties officeooo:paragraph-rsid="000c0b9d"/>
    </style:style>
    <style:style style:name="P6"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8"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9"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dc7" officeooo:paragraph-rsid="00160dc7"/>
    </style:style>
    <style:style style:name="P10"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1" style:family="paragraph" style:parent-style-name="Заголовок_20_1_20_титул">
      <style:text-properties officeooo:rsid="0039bf97" officeooo:paragraph-rsid="00328e42"/>
    </style:style>
    <style:style style:name="P12"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3" style:family="paragraph" style:parent-style-name="Text_20_body">
      <style:paragraph-properties fo:line-height="100%" fo:text-align="center" style:justify-single-word="false"/>
      <style:text-properties officeooo:rsid="00581175" officeooo:paragraph-rsid="00581175"/>
    </style:style>
    <style:style style:name="P14" style:family="paragraph" style:parent-style-name="Text_20_body">
      <style:paragraph-properties fo:text-align="center" style:justify-single-word="false"/>
      <style:text-properties officeooo:rsid="00581175" officeooo:paragraph-rsid="00581175"/>
    </style:style>
    <style:style style:name="P15"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16" style:family="paragraph" style:parent-style-name="Heading_20_1">
      <style:paragraph-properties fo:margin-left="1.251cm" fo:margin-right="0cm" fo:margin-top="0.42cm" fo:margin-bottom="0.7cm" style:contextual-spacing="false" fo:text-indent="0cm" style:auto-text-indent="false" fo:keep-with-next="always"/>
      <style:text-properties style:font-name="PT Astra Serif2" fo:font-size="20.7999992370605pt" fo:font-weight="bold" officeooo:rsid="00698a44" officeooo:paragraph-rsid="00698a44" style:font-name-asian="Tahoma" style:font-size-asian="18.2000007629395pt" style:font-weight-asian="bold" style:font-name-complex="Lohit Devanagari1" style:font-size-complex="18.2000007629395pt" style:font-weight-complex="bold"/>
    </style:style>
    <style:style style:name="P17" style:family="paragraph" style:parent-style-name="Heading_20_2">
      <style:paragraph-properties fo:margin-left="1.251cm" fo:margin-right="0cm" fo:margin-top="0.349cm" fo:margin-bottom="0.4cm" style:contextual-spacing="false" fo:text-align="start" style:justify-single-word="false" fo:text-indent="0cm" style:auto-text-indent="false" fo:break-before="page" fo:keep-with-next="always"/>
      <style:text-properties style:font-name="PT Astra Serif1" officeooo:rsid="00530fed"/>
    </style:style>
    <style:style style:name="P18" style:family="paragraph" style:parent-style-name="Heading_20_2">
      <style:paragraph-properties fo:margin-left="1.251cm" fo:margin-right="0cm" fo:margin-top="0.349cm" fo:margin-bottom="0.4cm" style:contextual-spacing="false" fo:text-align="start" style:justify-single-word="false" fo:text-indent="0cm" style:auto-text-indent="false" fo:keep-with-next="always"/>
      <style:text-properties officeooo:paragraph-rsid="006c79b4"/>
    </style:style>
    <style:style style:name="P19" style:family="paragraph" style:parent-style-name="Heading_20_2">
      <style:paragraph-properties fo:margin-left="1.251cm" fo:margin-right="0cm" fo:margin-top="0cm" fo:margin-bottom="0.529cm" style:contextual-spacing="false" fo:text-indent="0cm" style:auto-text-indent="false" fo:break-before="page"/>
      <style:text-properties officeooo:rsid="00698a44" officeooo:paragraph-rsid="00698a44"/>
    </style:style>
    <style:style style:name="P20" style:family="paragraph" style:parent-style-name="Standard">
      <style:text-properties officeooo:paragraph-rsid="00698a44"/>
    </style:style>
    <style:style style:name="P21" style:family="paragraph" style:parent-style-name="Standard">
      <style:text-properties style:font-name="Source Code Pro Semibold1" officeooo:paragraph-rsid="00698a44"/>
    </style:style>
    <style:style style:name="P22" style:family="paragraph" style:parent-style-name="Standard">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style:use-window-font-color="true" loext:opacity="0%" style:font-name="Source Code Pro Semibold" fo:language="zxx" fo:country="none" fo:font-style="normal" style:text-underline-style="none" fo:font-weight="normal" officeooo:paragraph-rsid="00698a44" fo:background-color="transparent"/>
    </style:style>
    <style:style style:name="P23" style:family="paragraph" style:parent-style-name="Standard">
      <loext:graphic-properties draw:fill="solid" draw:fill-color="#0d1117" draw:opacity="100%"/>
      <style:paragraph-properties ch2_options="{'Style': 'github-dark', 'Language': 'C#', 'UseCharStyles': 0, 'LineNumberRatio': 100, 'LineNumberStart': 1, 'MasterCharStyle': '', 'ShowLineNumbers': 0, 'ColourizeBackground': 1, 'LineNumberSeparator': '  ', 'LineNumberPaddingSymbol': '', 'StoreOptionsWithSnippet': 1}" fo:background-color="#0d1117"/>
      <style:text-properties style:use-window-font-color="true" loext:opacity="0%" style:font-name="Source Code Pro Semibold" fo:language="zxx" fo:country="none" fo:font-style="normal" style:text-underline-style="none" fo:font-weight="normal" officeooo:paragraph-rsid="00698a44" fo:background-color="transparent"/>
    </style:style>
    <style:style style:name="P24" style:family="paragraph" style:parent-style-name="Standard">
      <loext:graphic-properties draw:fill="solid" draw:fill-color="#0d1117" draw:opacity="100%"/>
      <style:paragraph-properties ch2_options="{'Style': 'github-dark', 'Language': 'C#', 'UseCharStyles': 0, 'LineNumberRatio': 100, 'LineNumberStart': 1, 'MasterCharStyle': '', 'ShowLineNumbers': 0, 'ColourizeBackground': 1, 'LineNumberSeparator': '  ', 'LineNumberPaddingSymbol': '', 'StoreOptionsWithSnippet': 1}" fo:background-color="#0d1117"/>
      <style:text-properties style:use-window-font-color="true" loext:opacity="0%" style:font-name="Source Code Pro Semibold1" fo:language="zxx" fo:country="none" fo:font-style="normal" style:text-underline-style="none" fo:font-weight="normal" officeooo:paragraph-rsid="00698a44" fo:background-color="transparent"/>
    </style:style>
    <style:style style:name="P25" style:family="paragraph" style:parent-style-name="Standard">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style:use-window-font-color="true" loext:opacity="0%" style:font-name="Source Code Pro Semibold1" fo:language="zxx" fo:country="none" fo:font-style="normal" style:text-underline-style="none" fo:font-weight="normal" officeooo:paragraph-rsid="00698a44" fo:background-color="transparent"/>
    </style:style>
    <style:style style:name="P26" style:family="paragraph" style:parent-style-name="Standard">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style:use-window-font-color="true" loext:opacity="0%" style:font-name="Source Code Pro Semibold1" fo:font-size="13pt" fo:language="zxx" fo:country="none" fo:font-style="normal" style:text-underline-style="none" fo:font-weight="normal" officeooo:paragraph-rsid="00698a44" fo:background-color="transparent" style:font-size-asian="13pt" style:font-size-complex="13pt"/>
    </style:style>
    <style:style style:name="P27" style:family="paragraph" style:parent-style-name="Standard">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e6edf3" loext:opacity="100%" style:font-name="Source Code Pro Semibold" fo:language="zxx" fo:country="none" fo:font-style="normal" style:text-underline-style="none" fo:font-weight="normal" officeooo:paragraph-rsid="00698a44" fo:background-color="transparent"/>
    </style:style>
    <style:style style:name="P28" style:family="paragraph" style:parent-style-name="Standard">
      <loext:graphic-properties draw:fill="solid" draw:fill-color="#0d1117" draw:opacity="100%"/>
      <style:paragraph-properties ch2_options="{'Style': 'github-dark', 'Language': 'C#', 'UseCharStyles': 0, 'LineNumberRatio': 100, 'LineNumberStart': 1, 'MasterCharStyle': '', 'ShowLineNumbers': 0, 'ColourizeBackground': 1, 'LineNumberSeparator': '  ', 'LineNumberPaddingSymbol': '', 'StoreOptionsWithSnippet': 1}" fo:background-color="#0d1117"/>
      <style:text-properties fo:color="#e6edf3" loext:opacity="100%" style:font-name="Source Code Pro Semibold1" fo:language="zxx" fo:country="none" fo:font-style="normal" style:text-underline-style="none" fo:font-weight="normal" officeooo:paragraph-rsid="00698a44" fo:background-color="transparent"/>
    </style:style>
    <style:style style:name="P29" style:family="paragraph" style:parent-style-name="Standard">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e6edf3" loext:opacity="100%" style:font-name="Source Code Pro Semibold1" fo:language="zxx" fo:country="none" fo:font-style="normal" style:text-underline-style="none" fo:font-weight="normal" officeooo:paragraph-rsid="00698a44" fo:background-color="transparent"/>
    </style:style>
    <style:style style:name="P30" style:family="paragraph" style:parent-style-name="Standard">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e6edf3" loext:opacity="100%" style:font-name="Source Code Pro Semibold1" fo:font-size="13pt" fo:language="zxx" fo:country="none" fo:font-style="normal" style:text-underline-style="none" fo:font-weight="normal" officeooo:paragraph-rsid="00698a44" fo:background-color="transparent" style:font-size-asian="13pt" style:font-size-complex="13pt"/>
    </style:style>
    <style:style style:name="P31" style:family="paragraph" style:parent-style-name="Standard">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8b949e" loext:opacity="100%" style:font-name="Source Code Pro Semibold1" fo:font-size="13pt" fo:language="zxx" fo:country="none" fo:font-style="normal" style:text-underline-style="none" fo:font-weight="normal" officeooo:paragraph-rsid="00698a44" fo:background-color="transparent" style:font-size-asian="13pt" style:font-size-complex="13pt"/>
    </style:style>
    <style:style style:name="P32" style:family="paragraph" style:parent-style-name="Standard">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ff7b72" loext:opacity="100%" style:font-name="Source Code Pro Semibold1" fo:language="zxx" fo:country="none" fo:font-style="normal" style:text-underline-style="none" fo:font-weight="normal" officeooo:paragraph-rsid="00698a44" fo:background-color="transparent"/>
    </style:style>
    <style:style style:name="P33" style:family="paragraph" style:parent-style-name="Standard" style:list-style-name="L4" style:master-page-name="">
      <loext:graphic-properties draw:fill="none"/>
      <style:paragraph-properties fo:margin-left="1.3cm" fo:margin-right="0cm" fo:text-indent="-0.6cm" style:auto-text-indent="false" style:page-number="auto" fo:background-color="transparent">
        <style:tab-stops>
          <style:tab-stop style:position="0.291cm"/>
        </style:tab-stops>
      </style:paragraph-properties>
    </style:style>
    <style:style style:name="P34" style:family="paragraph" style:parent-style-name="Standard" style:list-style-name="L4">
      <loext:graphic-properties draw:fill="none"/>
      <style:paragraph-properties fo:margin-left="1.3cm" fo:margin-right="0cm" fo:text-indent="-0.6cm" style:auto-text-indent="false" fo:background-color="transparent">
        <style:tab-stops>
          <style:tab-stop style:position="0.291cm"/>
        </style:tab-stops>
      </style:paragraph-properties>
      <style:text-properties officeooo:paragraph-rsid="006c79b4"/>
    </style:style>
    <style:style style:name="P35" style:family="paragraph" style:parent-style-name="Text_20_body" style:master-page-name="First_20_Page">
      <style:paragraph-properties fo:line-height="100%" fo:text-align="center" style:justify-single-word="false" style:page-number="auto"/>
      <style:text-properties officeooo:paragraph-rsid="000c0b9d"/>
    </style:style>
    <style:style style:name="P36" style:family="paragraph" style:parent-style-name="Text_20_body">
      <style:paragraph-properties fo:line-height="100%" fo:text-align="center" style:justify-single-word="false"/>
    </style:style>
    <style:style style:name="P37" style:family="paragraph" style:parent-style-name="Text_20_body" style:list-style-name="L3">
      <style:text-properties officeooo:paragraph-rsid="00698a44"/>
    </style:style>
    <style:style style:name="T1" style:family="text">
      <style:text-properties fo:font-style="normal" style:font-style-asian="normal" style:font-style-complex="normal"/>
    </style:style>
    <style:style style:name="T2" style:family="text">
      <style:text-properties fo:font-style="normal" officeooo:rsid="0039bf97" style:font-style-asian="normal" style:font-style-complex="normal"/>
    </style:style>
    <style:style style:name="T3" style:family="text">
      <style:text-properties fo:font-style="normal" officeooo:rsid="006c79b4" style:font-style-asian="normal" style:font-style-complex="normal"/>
    </style:style>
    <style:style style:name="T4" style:family="text">
      <style:text-properties officeooo:rsid="00160dc7"/>
    </style:style>
    <style:style style:name="T5" style:family="text">
      <style:text-properties officeooo:rsid="00328e42"/>
    </style:style>
    <style:style style:name="T6" style:family="text">
      <style:text-properties officeooo:rsid="0039bf97"/>
    </style:style>
    <style:style style:name="T7" style:family="text">
      <style:text-properties fo:font-weight="bold" style:font-weight-asian="bold" style:font-weight-complex="bold"/>
    </style:style>
    <style:style style:name="T8" style:family="text">
      <style:text-properties fo:font-weight="bold" officeooo:rsid="00328e42" style:font-weight-asian="bold" style:font-weight-complex="bold"/>
    </style:style>
    <style:style style:name="T9" style:family="text">
      <style:text-properties officeooo:rsid="004a53ab"/>
    </style:style>
    <style:style style:name="T10" style:family="text">
      <style:text-properties style:font-name="PT Astra Serif2" fo:font-size="18.3999996185303pt" fo:font-weight="bold" style:font-name-asian="Tahoma" style:font-size-asian="16.1000003814697pt" style:font-weight-asian="bold" style:font-name-complex="Lohit Devanagari1" style:font-size-complex="16.1000003814697pt" style:font-weight-complex="bold"/>
    </style:style>
    <style:style style:name="T11" style:family="text">
      <style:text-properties style:font-name="PT Astra Serif2" fo:font-size="18.3999996185303pt" fo:font-weight="bold" officeooo:rsid="00654c4f" style:font-name-asian="Tahoma" style:font-size-asian="16.1000003814697pt" style:font-weight-asian="bold" style:font-name-complex="Lohit Devanagari1" style:font-size-complex="16.1000003814697pt" style:font-weight-complex="bold"/>
    </style:style>
    <style:style style:name="T12" style:family="text">
      <style:text-properties style:font-name="PT Astra Serif2" fo:font-size="18.3999996185303pt" fo:font-weight="bold" officeooo:rsid="006c79b4" style:font-name-asian="Tahoma" style:font-size-asian="16.1000003814697pt" style:font-weight-asian="bold" style:font-name-complex="Lohit Devanagari1" style:font-size-complex="16.1000003814697pt" style:font-weight-complex="bold"/>
    </style:style>
    <style:style style:name="T13" style:family="text">
      <style:text-properties style:font-name="PT Astra Serif2" fo:font-size="18.3999996185303pt" fo:font-style="normal" fo:font-weight="bold" officeooo:rsid="00530fed" style:font-name-asian="Tahoma" style:font-size-asian="16.1000003814697pt" style:font-style-asian="normal" style:font-weight-asian="bold" style:font-name-complex="Lohit Devanagari1" style:font-size-complex="16.1000003814697pt" style:font-style-complex="normal" style:font-weight-complex="bold"/>
    </style:style>
    <style:style style:name="T14" style:family="text">
      <style:text-properties officeooo:rsid="00581175"/>
    </style:style>
    <style:style style:name="T15" style:family="text">
      <style:text-properties officeooo:rsid="00688aee"/>
    </style:style>
    <style:style style:name="T16" style:family="text">
      <style:text-properties officeooo:rsid="00698a44"/>
    </style:style>
    <style:style style:name="T17" style:family="text">
      <style:text-properties officeooo:rsid="00054504"/>
    </style:style>
    <style:style style:name="T18" style:family="text">
      <style:text-properties fo:color="#e6edf3" loext:opacity="100%"/>
    </style:style>
    <style:style style:name="T19" style:family="text">
      <style:text-properties fo:color="#ff7b72" loext:opacity="100%"/>
    </style:style>
    <style:style style:name="T20" style:family="text">
      <style:text-properties fo:color="#ff7b72" loext:opacity="100%" fo:font-weight="bold"/>
    </style:style>
    <style:style style:name="T21" style:family="text">
      <style:text-properties fo:color="#ff7b72" loext:opacity="100%" fo:font-size="13pt" style:font-size-asian="13pt" style:font-size-complex="13pt"/>
    </style:style>
    <style:style style:name="T22" style:family="text">
      <style:text-properties fo:color="#6e7681" loext:opacity="100%"/>
    </style:style>
    <style:style style:name="T23" style:family="text">
      <style:text-properties fo:color="#6e7681" loext:opacity="100%" fo:font-style="normal" style:text-underline-style="none" fo:font-weight="normal"/>
    </style:style>
    <style:style style:name="T24" style:family="text">
      <style:text-properties fo:color="#6e7681" loext:opacity="100%" fo:font-size="14pt"/>
    </style:style>
    <style:style style:name="T25" style:family="text">
      <style:text-properties fo:color="#6e7681" loext:opacity="100%" fo:font-size="13pt" style:font-size-asian="13pt" style:font-size-complex="13pt"/>
    </style:style>
    <style:style style:name="T26" style:family="text">
      <style:text-properties fo:color="#f0883e" loext:opacity="100%" fo:font-weight="bold"/>
    </style:style>
    <style:style style:name="T27" style:family="text">
      <style:text-properties fo:color="#f0883e" loext:opacity="100%" fo:font-size="13pt" fo:font-weight="bold" style:font-size-asian="13pt" style:font-size-complex="13pt"/>
    </style:style>
    <style:style style:name="T28" style:family="text">
      <style:text-properties fo:color="#d2a8ff" loext:opacity="100%" fo:font-weight="bold"/>
    </style:style>
    <style:style style:name="T29" style:family="text">
      <style:text-properties fo:color="#a5d6ff" loext:opacity="100%"/>
    </style:style>
    <style:style style:name="T30" style:family="text">
      <style:text-properties fo:color="#8b949e" loext:opacity="100%"/>
    </style:style>
    <style:style style:name="T31" style:family="text">
      <style:text-properties fo:color="#8b949e" loext:opacity="100%" fo:font-size="14pt"/>
    </style:style>
    <style:style style:name="T32" style:family="text">
      <style:text-properties fo:color="#8b949e" loext:opacity="100%" fo:font-style="italic"/>
    </style:style>
    <style:style style:name="T33" style:family="text">
      <style:text-properties fo:color="#8b949e" loext:opacity="100%" fo:font-style="italic" style:text-underline-style="none" fo:font-weight="normal"/>
    </style:style>
    <style:style style:name="T34" style:family="text">
      <style:text-properties fo:color="#8b949e" loext:opacity="100%" fo:font-size="13pt" style:font-size-asian="13pt" style:font-size-complex="13pt"/>
    </style:style>
    <style:style style:name="T35" style:family="text">
      <style:text-properties officeooo:rsid="006b260d"/>
    </style:style>
    <style:style style:name="T36" style:family="text">
      <style:text-properties officeooo:rsid="006c79b4"/>
    </style:style>
    <style:style style:name="T37" style:family="text">
      <style:text-properties officeooo:rsid="006d0a6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499cm" fo:text-indent="-0.864cm" fo:margin-left="1.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35">Министерство образования, науки и молодежной политики</text:p>
      <text:p text:style-name="P5">Краснодарского края</text:p>
      <text:p text:style-name="P15">Государственное бюджетное профессиональное образовательное учреждение Краснодарского края «Ейский полипрофильный колледж»</text:p>
      <text:p text:style-name="P14"/>
      <text:p text:style-name="P2"/>
      <text:p text:style-name="P2"/>
      <text:p text:style-name="P2"/>
      <text:p text:style-name="P2"/>
      <text:p text:style-name="P2"/>
      <text:p text:style-name="P2"/>
      <text:p text:style-name="P11">ЛАБОРАТОРНАЯ РАБОТА №<text:span text:style-name="T15">3</text:span></text:p>
      <text:p text:style-name="Заголовок_20_2_20_титул">по теме:</text:p>
      <text:h text:style-name="P16" text:outline-level="1">Перегрузка <text:span text:style-name="T37">методов и </text:span>операций</text:h>
      <text:p text:style-name="Заголовок_20_2_20_титул"/>
      <text:p text:style-name="P7"><text:span text:style-name="T7">Выполн</text:span><text:span text:style-name="T8">ил:</text:span><text:span text:style-name="T5"> </text:span></text:p>
      <text:p text:style-name="P7"><text:span text:style-name="T6">студент ЕПК,</text:span> <text:span text:style-name="T6">группа</text:span> </text:p>
      <text:p text:style-name="P9">ФИО</text:p>
      <text:p text:style-name="P8"/>
      <text:p text:style-name="P12"><text:span text:style-name="T6">Проверил</text:span>:</text:p>
      <text:p text:style-name="P6"><text:span text:style-name="T6">преподаватель</text:span><text:span text:style-name="T4"> </text:span><text:span text:style-name="T9">(</text:span><text:span text:style-name="Emphasis"><text:span text:style-name="T14">указать</text:span></text:span><text:span text:style-name="T14"> </text:span><text:span text:style-name="Emphasis"><text:span text:style-name="T9">предмет</text:span></text:span><text:span text:style-name="T9">)</text:span></text:p>
      <text:p text:style-name="P10">Фомин А. Т.</text:p>
      <text:p text:style-name="P3"/>
      <text:p text:style-name="P3"/>
      <text:p text:style-name="P3"/>
      <text:p text:style-name="P3"/>
      <text:p text:style-name="P3"/>
      <text:p text:style-name="P4"/>
      <text:p text:style-name="P4"/>
      <text:p text:style-name="P4"/>
      <text:p text:style-name="P4"/>
      <text:p text:style-name="P4"/>
      <text:p text:style-name="P13"><text:span text:style-name="Emphasis"/></text:p>
      <text:p text:style-name="P4"/>
      <text:p text:style-name="P4">Ейск <text:span text:style-name="Emphasis"><text:span text:style-name="T1">20</text:span></text:span><text:span text:style-name="Emphasis"><text:span text:style-name="T2">23</text:span></text:span></text:p>
      <text:h text:style-name="P17" text:outline-level="2"><text:span text:style-name="Emphasis"><text:span text:style-name="T10">Постановка зада</text:span></text:span><text:span text:style-name="Emphasis"><text:span text:style-name="T11">чи</text:span></text:span></text:h>
      <text:list text:style-name="L3">
        <text:list-item>
          <text:p text:style-name="P37">Разработать класс, инкапсулирующий дату (день, месяц, год). Перегрузить операции +(количество дней), -(количество дней), ==(объект даты), !=(объект даты). Реализовать методы вывода даты в разных форматах.</text:p>
        </text:list-item>
        <text:list-item>
          <text:p text:style-name="P37">Разработать класс, инкапсулирующий время (часы, минуты, секунды). Перегрузить операции +(количество секунд), +(объект время), -(количество дней), -(объект время), ==(объект время), !=(объект время). Реализовать методы вывода времени в разных форматах. </text:p>
        </text:list-item>
        <text:list-item>
          <text:p text:style-name="P37">Разработать класс, инкапсулирующий простые дроби. Перегрузить операции +, -, *, /, ==, !=. Реализовать метод упрощения дроби.</text:p>
        </text:list-item>
        <text:list-item>
          <text:p text:style-name="P37">Разработать классы Point (точка на плоскости) и Points (множество точек на плоскости). Перегрузить операции +(точка) — добавляет точку в множество, -<text:span text:style-name="T16"> </text:span>(точка) — убирает точку из множества, если она в нем присутствует, +<text:span text:style-name="T16"> </text:span>(множество точек) — объединение множеств, -<text:span text:style-name="T16"> </text:span>(множество точек) — вычитание множеств, == - для точки и для множества, != - для точки и для множества.</text:p>
        </text:list-item>
        <text:list-item>
          <text:p text:style-name="P37">Разработать классы Point (точка в пространстве) и Points (множество точек в пространстве). Перегрузить операции +(точка) — добавляет точку в множество, -(точка) — убирает точку из множества, если она в нем присутствует, +(множество точек) — объединение множеств, -(множество точек) — вычитание множеств, == - для точки и для множества, != - для точки и для множества.</text:p>
        </text:list-item>
        <text:list-item>
          <text:p text:style-name="P37">Разработать классы Point (точка на плоскости) и Points (множество точек на плоскости). Перегрузить операции +(точка), -(точка) – смещение множества на заданный вектор, *(скаляр) — для точки и для множества, == - для точки и для множества, != - для точки и для множества.</text:p>
        </text:list-item>
        <text:list-item>
          <text:p text:style-name="P37">Разработать классы Point (точка в пространстве) и Points (множество точек в пространстве). Перегрузить операции +(точка), -(точка) – смещение множества на заданный вектор, *(скаляр) — для точки и для множества, == - для точки и для множества, != - для точки и для множества.</text:p>
        </text:list-item>
        <text:list-item>
          <text:p text:style-name="P37">Разработать класс, инкапсулирующий матрицу произвольной размерности. Перегрузить операции +, *(скаляр), *(матрица), ==, !=.</text:p>
        </text:list-item>
        <text:list-item>
          <text:p text:style-name="P37">Разработать класс строк на основе массива символов. Перегрузить операции +, ==, !=.</text:p>
        </text:list-item>
        <text:list-item>
          <text:p text:style-name="P37"><text:soft-page-break/>Разработать класс, инкапсулирующий двумерный <text:s/>вектор. Перегрузить операции +, -, *(скаляр), ==, !=.</text:p>
        </text:list-item>
        <text:list-item>
          <text:p text:style-name="P37">Разработать класс, инкапсулирующий трехмерный вектор. Перегрузить операции +, -, *(скаляр), ==, !=.</text:p>
        </text:list-item>
        <text:list-item>
          <text:p text:style-name="P37">Разработать класс, инкапсулирующий вектор произвольной размерности. Перегрузить операции +, *(скаляр), *(вектор), ==, !=.</text:p>
        </text:list-item>
        <text:list-item>
          <text:p text:style-name="P37">Разработать класс, инкапсулирующий количество (вещественное число) с единицей измерения. Перегрузить операции +, -, ==, !=. Разработать статический класс для конвертации единиц измерения.</text:p>
        </text:list-item>
        <text:list-item>
          <text:p text:style-name="P37">Разработать классы Student (ФИО, группы) и Students (список студентов). В Students перегрузить операции +(Student), -(Student). В Student перегрузить операции == и !=.</text:p>
        </text:list-item>
        <text:list-item>
          <text:p text:style-name="P37">Разработать классы Book (автор, название, isbn) и Books (список книг). В Books перегрузить операции +(Book), -(Book). В Book перегрузить операции == и <text:span text:style-name="Emphasis">!=.</text:span></text:p>
        </text:list-item>
      </text:list>
      <text:h text:style-name="P18" text:outline-level="2"><text:span text:style-name="Emphasis"><text:span text:style-name="T12">Содержание отчета</text:span></text:span></text:h>
      <text:list text:style-name="L4">
        <text:list-item>
          <text:p text:style-name="P33"><text:span text:style-name="Emphasis"><text:span text:style-name="T1">Постановка </text:span></text:span><text:span text:style-name="Emphasis"><text:span text:style-name="T3">задачи</text:span></text:span></text:p>
        </text:list-item>
        <text:list-item>
          <text:p text:style-name="P34"><text:span text:style-name="Emphasis"><text:span text:style-name="T3">Описание классов, полей и методов (оформить в виде таблицы)</text:span></text:span></text:p>
        </text:list-item>
        <text:list-item>
          <text:p text:style-name="P34"><text:span text:style-name="Emphasis"><text:span text:style-name="T3">Кодирование (классы должны быть выведены в отдельный файл). Необходимо представить исходный код файла с классами и файла Program.cs</text:span></text:span></text:p>
        </text:list-item>
        <text:list-item>
          <text:p text:style-name="P34"><text:span text:style-name="Emphasis"><text:span text:style-name="T3">Демонстрация ввода и вывода данных в консоли</text:span></text:span></text:p>
        </text:list-item>
        <text:list-item>
          <text:p text:style-name="P34"><text:span text:style-name="Emphasis"><text:span text:style-name="T3">Описание алгоритма</text:span></text:span></text:p>
        </text:list-item>
        <text:list-item>
          <text:p text:style-name="P34"><text:span text:style-name="Emphasis"><text:span text:style-name="T3">Выводы. Рекомендации по усовершенствованию алгоритма программы</text:span></text:span></text:p>
        </text:list-item>
      </text:list>
      <text:h text:style-name="P19" text:outline-level="2">Теоретические сведения</text:h>
      <text:p text:style-name="Text_20_body"><text:tab/>Иногда возникает необходимость создать один и тот же метод, но с разным набором параметров. И в зависимости от имеющихся параметров применять определенную версию метода. Такая возможность е<text:span text:style-name="T17">щ</text:span>е называется перегрузкой методов (method overloading). <text:span text:style-name="T35">В</text:span> языке C# мы можем создавать в классе несколько методов с одним и тем же именем. Но при этом мы должны учитывать, что методы с одним и тем же именем должны иметь либо разное количество параметров, либо параметры разных типов. Например, <text:s/>пусть <text:s/>у <text:s/>нас <text:s/>есть <text:s/>следующий класс </text:p>
      <text:p text:style-name="P22"><text:span text:style-name="T31"><text:s/>1 <text:s/></text:span><text:span text:style-name="T18">Calculator:</text:span><text:span text:style-name="T19">class</text:span><text:span text:style-name="T22"> </text:span><text:span text:style-name="T26">Calculator</text:span></text:p>
      <text:p text:style-name="P27"><text:span text:style-name="T31"><text:s/>2 <text:s/></text:span>{</text:p>
      <text:p text:style-name="P22"><text:span text:style-name="T31"><text:s/>3 <text:s/></text:span><text:span text:style-name="T22"><text:tab/><text:tab/></text:span><text:span text:style-name="T19">public</text:span><text:span text:style-name="T22"> </text:span><text:span text:style-name="T19">void</text:span><text:span text:style-name="T22"> </text:span><text:span text:style-name="T28">Add</text:span><text:span text:style-name="T18">(</text:span><text:span text:style-name="T19">int</text:span><text:span text:style-name="T22"> </text:span><text:span text:style-name="T18">a,</text:span><text:span text:style-name="T22"> </text:span><text:span text:style-name="T19">int</text:span><text:span text:style-name="T22"> </text:span><text:span text:style-name="T18">b)</text:span></text:p>
      <text:p text:style-name="P22"><text:span text:style-name="T31"><text:s/>4 <text:s/><text:tab/></text:span><text:span text:style-name="T22"><text:tab/></text:span><text:span text:style-name="T18">{</text:span></text:p>
      <text:p text:style-name="P22"><text:span text:style-name="T31"><text:s/>5 <text:s/></text:span><text:span text:style-name="T22"><text:tab/><text:tab/><text:tab/></text:span><text:span text:style-name="T19">int</text:span><text:span text:style-name="T22"> </text:span><text:span text:style-name="T18">result</text:span><text:span text:style-name="T22"> </text:span><text:span text:style-name="T20">=</text:span><text:span text:style-name="T22"> </text:span><text:span text:style-name="T18">a</text:span><text:span text:style-name="T22"> </text:span><text:span text:style-name="T20">+</text:span><text:span text:style-name="T22"> </text:span><text:span text:style-name="T18">b;</text:span></text:p>
      <text:p text:style-name="P22"><text:span text:style-name="T31"><text:s/>6 <text:s/></text:span><text:span text:style-name="T22"><text:tab/><text:tab/><text:tab/></text:span><text:span text:style-name="T18">Console.WriteLine(</text:span><text:span text:style-name="T29">$"Result is {result}"</text:span><text:span text:style-name="T18">);</text:span></text:p>
      <text:p text:style-name="P22"><text:span text:style-name="T31"><text:s/>7 <text:s/></text:span><text:span text:style-name="T22"><text:tab/><text:tab/></text:span><text:span text:style-name="T18">}</text:span></text:p>
      <text:p text:style-name="P22"><text:span text:style-name="T31"><text:s/>8 <text:s/></text:span><text:span text:style-name="T22"><text:tab/><text:tab/></text:span><text:span text:style-name="T19">public</text:span><text:span text:style-name="T22"> </text:span><text:span text:style-name="T19">void</text:span><text:span text:style-name="T22"> </text:span><text:span text:style-name="T28">Add</text:span><text:span text:style-name="T18">(</text:span><text:span text:style-name="T19">int</text:span><text:span text:style-name="T22"> </text:span><text:span text:style-name="T18">a,</text:span><text:span text:style-name="T22"> </text:span><text:span text:style-name="T19">int</text:span><text:span text:style-name="T22"> </text:span><text:span text:style-name="T18">b,</text:span><text:span text:style-name="T22"> </text:span><text:span text:style-name="T19">int</text:span><text:span text:style-name="T22"> </text:span><text:span text:style-name="T18">c)</text:span></text:p>
      <text:p text:style-name="P22"><text:span text:style-name="T31"><text:s/>9 <text:s/></text:span><text:span text:style-name="T22"><text:tab/><text:tab/></text:span><text:span text:style-name="T18">{</text:span></text:p>
      <text:p text:style-name="P22"><text:span text:style-name="T31">10 <text:s/></text:span><text:span text:style-name="T22"><text:tab/><text:tab/><text:tab/></text:span><text:span text:style-name="T19">int</text:span><text:span text:style-name="T22"> </text:span><text:span text:style-name="T18">result</text:span><text:span text:style-name="T22"> </text:span><text:span text:style-name="T20">=</text:span><text:span text:style-name="T22"> </text:span><text:span text:style-name="T18">a</text:span><text:span text:style-name="T22"> </text:span><text:span text:style-name="T20">+</text:span><text:span text:style-name="T22"> </text:span><text:span text:style-name="T18">b</text:span><text:span text:style-name="T22"> </text:span><text:span text:style-name="T20">+</text:span><text:span text:style-name="T22"> </text:span><text:span text:style-name="T18">c;</text:span></text:p>
      <text:p text:style-name="P22"><text:span text:style-name="T31">11 <text:s/></text:span><text:span text:style-name="T22"><text:tab/><text:tab/><text:tab/></text:span><text:span text:style-name="T18">Console.WriteLine(</text:span><text:span text:style-name="T29">$"Result is {result}"</text:span><text:span text:style-name="T18">);</text:span></text:p>
      <text:p text:style-name="P22"><text:span text:style-name="T31">12 <text:s/></text:span><text:span text:style-name="T22"><text:tab/><text:tab/></text:span><text:span text:style-name="T18">}</text:span></text:p>
      <text:p text:style-name="P22"><text:span text:style-name="T31">13 <text:s/></text:span><text:span text:style-name="T22"><text:tab/><text:tab/></text:span><text:span text:style-name="T19">public</text:span><text:span text:style-name="T22"> </text:span><text:span text:style-name="T19">int</text:span><text:span text:style-name="T22"> </text:span><text:span text:style-name="T28">Add</text:span><text:span text:style-name="T18">(</text:span><text:span text:style-name="T19">int</text:span><text:span text:style-name="T22"> </text:span><text:span text:style-name="T18">a,</text:span><text:span text:style-name="T22"> </text:span><text:span text:style-name="T19">int</text:span><text:span text:style-name="T22"> </text:span><text:span text:style-name="T18">b,</text:span><text:span text:style-name="T22"> </text:span><text:span text:style-name="T19">int</text:span><text:span text:style-name="T22"> </text:span><text:span text:style-name="T18">c,</text:span><text:span text:style-name="T22"> </text:span><text:span text:style-name="T19">int</text:span><text:span text:style-name="T22"> </text:span><text:span text:style-name="T18">d)</text:span></text:p>
      <text:p text:style-name="P22"><text:span text:style-name="T31">14 <text:s/><text:tab/></text:span><text:span text:style-name="T22"><text:tab/></text:span><text:span text:style-name="T18">{</text:span></text:p>
      <text:p text:style-name="P22"><text:span text:style-name="T31">15 <text:s/></text:span><text:span text:style-name="T22"><text:tab/><text:tab/><text:tab/></text:span><text:span text:style-name="T19">int</text:span><text:span text:style-name="T22"> </text:span><text:span text:style-name="T18">result</text:span><text:span text:style-name="T22"> </text:span><text:span text:style-name="T20">=</text:span><text:span text:style-name="T22"> </text:span><text:span text:style-name="T18">a</text:span><text:span text:style-name="T22"> </text:span><text:span text:style-name="T20">+</text:span><text:span text:style-name="T22"> </text:span><text:span text:style-name="T18">b</text:span><text:span text:style-name="T22"> </text:span><text:span text:style-name="T20">+</text:span><text:span text:style-name="T22"> </text:span><text:span text:style-name="T18">c</text:span><text:span text:style-name="T22"> </text:span><text:span text:style-name="T20">+</text:span><text:span text:style-name="T22"> </text:span><text:span text:style-name="T18">d;</text:span></text:p>
      <text:p text:style-name="P22"><text:span text:style-name="T31">16 <text:s/></text:span><text:span text:style-name="T22"><text:tab/><text:tab/><text:tab/></text:span><text:span text:style-name="T18">Console.WriteLine(</text:span><text:span text:style-name="T29">$"Result is {result}"</text:span><text:span text:style-name="T18">);</text:span></text:p>
      <text:p text:style-name="P22"><text:span text:style-name="T31">17 <text:s/></text:span><text:span text:style-name="T22"><text:tab/><text:tab/><text:tab/></text:span><text:span text:style-name="T19">return</text:span><text:span text:style-name="T22"> </text:span><text:span text:style-name="T18">result;</text:span></text:p>
      <text:p text:style-name="P22"><text:span text:style-name="T31">18 <text:s/><text:tab/></text:span><text:span text:style-name="T22"><text:tab/></text:span><text:span text:style-name="T18">}</text:span></text:p>
      <text:p text:style-name="P22"><text:span text:style-name="T31">19 <text:s/></text:span><text:span text:style-name="T22"><text:tab/><text:tab/></text:span><text:span text:style-name="T19">public</text:span><text:span text:style-name="T22"> </text:span><text:span text:style-name="T19">void</text:span><text:span text:style-name="T22"> </text:span><text:span text:style-name="T28">Add</text:span><text:span text:style-name="T18">(</text:span><text:span text:style-name="T19">double</text:span><text:span text:style-name="T22"> </text:span><text:span text:style-name="T18">a,</text:span><text:span text:style-name="T22"> </text:span><text:span text:style-name="T19">double</text:span><text:span text:style-name="T22"> </text:span><text:span text:style-name="T18">b)</text:span></text:p>
      <text:p text:style-name="P22"><text:span text:style-name="T31">20 <text:s/></text:span><text:span text:style-name="T22"><text:tab/><text:tab/></text:span><text:span text:style-name="T18">{</text:span></text:p>
      <text:p text:style-name="P22"><text:span text:style-name="T31">21 <text:s/></text:span><text:span text:style-name="T22"><text:tab/><text:tab/><text:tab/></text:span><text:span text:style-name="T19">double</text:span><text:span text:style-name="T22"> </text:span><text:span text:style-name="T18">result</text:span><text:span text:style-name="T22"> </text:span><text:span text:style-name="T20">=</text:span><text:span text:style-name="T22"> </text:span><text:span text:style-name="T18">a</text:span><text:span text:style-name="T22"> </text:span><text:span text:style-name="T20">+</text:span><text:span text:style-name="T22"> </text:span><text:span text:style-name="T18">b;</text:span></text:p>
      <text:p text:style-name="P22"><text:span text:style-name="T31">22 <text:s/></text:span><text:span text:style-name="T22"><text:tab/><text:tab/><text:tab/></text:span><text:span text:style-name="T18">Console.WriteLine(</text:span><text:span text:style-name="T29">$"Result is {result}"</text:span><text:span text:style-name="T18">);</text:span></text:p>
      <text:p text:style-name="P22"><text:span text:style-name="T31">23 <text:s/></text:span><text:span text:style-name="T22"><text:tab/><text:tab/></text:span><text:span text:style-name="T18">}</text:span></text:p>
      <text:p text:style-name="P27"><text:span text:style-name="T31">24 <text:s/></text:span>}</text:p>
      <text:p text:style-name="Text_20_body"><text:tab/>Здесь представлены четыре разных версии метода Add, то есть определены четыре перегрузки данного метода. Первые три версии метода отличаются по количеству параметров. Четвертая версия совпадает с первой по количеству <text:soft-page-break/>параметров, но отличается по их типу. При этом достаточно, чтобы хотя бы один параметр отличался по типу. Поэтому это тоже допустимая перегрузка метода Add.</text:p>
      <text:p text:style-name="Text_20_body"><text:tab/>Стоит отметить, что разные версии метода могут иметь разные возвращаемые значения, как в данном случае третья версия возвращает объект типа int. Однако простое изменение возвращаемого типа у метода еще не является основанием для создания новой версии метода. Опять же новая версия должна отличаться от других по количеству параметров или по их типу. После определения перегруженных версий мы можем использовать их в программе:</text:p>
      <text:p text:style-name="P22"><text:span text:style-name="T31"><text:s/>1 <text:s/></text:span><text:span text:style-name="T19">class</text:span><text:span text:style-name="T22"> </text:span><text:span text:style-name="T26">Program</text:span></text:p>
      <text:p text:style-name="P27"><text:span text:style-name="T31"><text:s/>2 <text:s/></text:span>{</text:p>
      <text:p text:style-name="P22"><text:span text:style-name="T31"><text:s/>3 <text:s/></text:span><text:span text:style-name="T22"><text:tab/><text:tab/></text:span><text:span text:style-name="T19">static</text:span><text:span text:style-name="T22"> </text:span><text:span text:style-name="T19">void</text:span><text:span text:style-name="T22"> </text:span><text:span text:style-name="T28">Main</text:span><text:span text:style-name="T18">(</text:span><text:span text:style-name="T19">string</text:span><text:span text:style-name="T18">[]</text:span><text:span text:style-name="T22"> </text:span><text:span text:style-name="T18">args)</text:span></text:p>
      <text:p text:style-name="P22"><text:span text:style-name="T31"><text:s/>4 <text:s/></text:span><text:span text:style-name="T22"><text:tab/><text:tab/></text:span><text:span text:style-name="T18">{</text:span></text:p>
      <text:p text:style-name="P22"><text:span text:style-name="T31"><text:s/>5 <text:s/></text:span><text:span text:style-name="T22"><text:tab/><text:tab/><text:tab/></text:span><text:span text:style-name="T18">Calculator</text:span><text:span text:style-name="T22"> </text:span><text:span text:style-name="T18">calc</text:span><text:span text:style-name="T22"> </text:span><text:span text:style-name="T20">=</text:span><text:span text:style-name="T22"> </text:span><text:span text:style-name="T19">new</text:span><text:span text:style-name="T22"> </text:span><text:span text:style-name="T18">Calculator();</text:span></text:p>
      <text:p text:style-name="P22"><text:span text:style-name="T31"><text:s/>6 <text:s/></text:span><text:span text:style-name="T22"><text:tab/><text:tab/><text:tab/></text:span><text:span text:style-name="T18">calc.Add(</text:span><text:span text:style-name="T29">1</text:span><text:span text:style-name="T18">,</text:span><text:span text:style-name="T22"> </text:span><text:span text:style-name="T29">2</text:span><text:span text:style-name="T18">);</text:span><text:span text:style-name="T22"> </text:span><text:span text:style-name="T32">// 3</text:span></text:p>
      <text:p text:style-name="P22"><text:span text:style-name="T31"><text:s/>7 <text:s/></text:span><text:span text:style-name="T22"><text:tab/><text:tab/><text:tab/></text:span><text:span text:style-name="T18">calc.Add(</text:span><text:span text:style-name="T29">1</text:span><text:span text:style-name="T18">,</text:span><text:span text:style-name="T22"> </text:span><text:span text:style-name="T29">2</text:span><text:span text:style-name="T18">,</text:span><text:span text:style-name="T22"> </text:span><text:span text:style-name="T29">3</text:span><text:span text:style-name="T18">);</text:span><text:span text:style-name="T22"> </text:span><text:span text:style-name="T32">// 6</text:span></text:p>
      <text:p text:style-name="P22"><text:span text:style-name="T31"><text:s/>8 <text:s/></text:span><text:span text:style-name="T22"><text:tab/><text:tab/><text:tab/></text:span><text:span text:style-name="T18">calc.Add(</text:span><text:span text:style-name="T29">1</text:span><text:span text:style-name="T18">,</text:span><text:span text:style-name="T22"> </text:span><text:span text:style-name="T29">2</text:span><text:span text:style-name="T18">,</text:span><text:span text:style-name="T22"> </text:span><text:span text:style-name="T29">3</text:span><text:span text:style-name="T18">,</text:span><text:span text:style-name="T22"> </text:span><text:span text:style-name="T29">4</text:span><text:span text:style-name="T18">);</text:span><text:span text:style-name="T22"> </text:span><text:span text:style-name="T32">// 10</text:span></text:p>
      <text:p text:style-name="P22"><text:span text:style-name="T31"><text:s/>9 <text:s/></text:span><text:span text:style-name="T22"><text:tab/><text:tab/><text:tab/></text:span><text:span text:style-name="T18">calc.Add(</text:span><text:span text:style-name="T29">1.4</text:span><text:span text:style-name="T18">,</text:span><text:span text:style-name="T22"> </text:span><text:span text:style-name="T29">2.5</text:span><text:span text:style-name="T18">);</text:span><text:span text:style-name="T22"> </text:span><text:span text:style-name="T32">// 3.9</text:span></text:p>
      <text:p text:style-name="P22"><text:span text:style-name="T31">10 <text:s/></text:span><text:span text:style-name="T22"><text:tab/><text:tab/><text:tab/></text:span><text:span text:style-name="T18">Console.ReadKey();</text:span></text:p>
      <text:p text:style-name="P22"><text:span text:style-name="T31">11 <text:s/><text:tab/></text:span><text:span text:style-name="T22"><text:tab/></text:span><text:span text:style-name="T18">}</text:span></text:p>
      <text:p text:style-name="P27"><text:span text:style-name="T31">12 <text:s/></text:span>}</text:p>
      <text:p text:style-name="terminal">Консольный вывод:</text:p>
      <text:p text:style-name="terminal">Result is 3</text:p>
      <text:p text:style-name="terminal">Result is 6</text:p>
      <text:p text:style-name="terminal">Result is 10</text:p>
      <text:p text:style-name="terminal">Result is 3.9</text:p>
      <text:p text:style-name="Text_20_body">Наряду с методами мы можем также перегружать операции.</text:p>
      <text:p text:style-name="Text_20_body">Например, пусть у нас есть следующий класс Counter:</text:p>
      <text:p text:style-name="P22"><text:span text:style-name="T31">1 <text:s/></text:span><text:span text:style-name="T19">class</text:span><text:span text:style-name="T22"> </text:span><text:span text:style-name="T26">Counter</text:span></text:p>
      <text:p text:style-name="P27"><text:span text:style-name="T31">2 <text:s/></text:span>{</text:p>
      <text:p text:style-name="P22"><text:span text:style-name="T31">3 <text:s/></text:span><text:span text:style-name="T24"><text:tab/><text:tab/></text:span><text:span text:style-name="T19">public</text:span><text:span text:style-name="T22"> </text:span><text:span text:style-name="T19">int</text:span><text:span text:style-name="T22"> </text:span><text:span text:style-name="T18">Value</text:span><text:span text:style-name="T22"> </text:span><text:span text:style-name="T18">{</text:span><text:span text:style-name="T19">get</text:span><text:span text:style-name="T18">;</text:span><text:span text:style-name="T22"> </text:span><text:span text:style-name="T19">set</text:span><text:span text:style-name="T18">;}</text:span></text:p>
      <text:p text:style-name="P27"><text:span text:style-name="T31">4 <text:s/></text:span>}</text:p>
      <text:p text:style-name="Text_20_body">Данный класс представляет некоторый счетчик, значение которого хранится в свойстве Value. И допустим, у нас есть два объекта класса Counter — два счетчика, которые мы хотим сравнивать или складывать на основании их свойства Value, используя стандартные операции сравнения и сложения:</text:p>
      <text:p text:style-name="P23"><text:soft-page-break/><text:span text:style-name="T18">Counter</text:span><text:span text:style-name="T22"> </text:span><text:span text:style-name="T18">c1</text:span><text:span text:style-name="T22"> </text:span><text:span text:style-name="T20">=</text:span><text:span text:style-name="T22"> </text:span><text:span text:style-name="T19">new</text:span><text:span text:style-name="T22"> </text:span><text:span text:style-name="T18">Counter</text:span><text:span text:style-name="T22"> </text:span><text:span text:style-name="T18">{Value</text:span><text:span text:style-name="T22"> </text:span><text:span text:style-name="T20">=</text:span><text:span text:style-name="T22"> </text:span><text:span text:style-name="T29">23</text:span><text:span text:style-name="T18">};</text:span></text:p>
      <text:p text:style-name="P23"><text:span text:style-name="T18">Counter</text:span><text:span text:style-name="T22"> </text:span><text:span text:style-name="T18">c2</text:span><text:span text:style-name="T22"> </text:span><text:span text:style-name="T20">=</text:span><text:span text:style-name="T22"> </text:span><text:span text:style-name="T19">new</text:span><text:span text:style-name="T22"> </text:span><text:span text:style-name="T18">Counter</text:span><text:span text:style-name="T22"> </text:span><text:span text:style-name="T18">{Value</text:span><text:span text:style-name="T22"> </text:span><text:span text:style-name="T20">=</text:span><text:span text:style-name="T22"> </text:span><text:span text:style-name="T29">45</text:span><text:span text:style-name="T18">};</text:span></text:p>
      <text:p text:style-name="P23"><text:span text:style-name="T19">bool</text:span><text:span text:style-name="T22"> </text:span><text:span text:style-name="T18">result</text:span><text:span text:style-name="T22"> </text:span><text:span text:style-name="T20">=</text:span><text:span text:style-name="T22"> </text:span><text:span text:style-name="T18">c1</text:span><text:span text:style-name="T22"> </text:span><text:span text:style-name="T20">&gt;</text:span><text:span text:style-name="T22"> </text:span><text:span text:style-name="T18">c2;</text:span></text:p>
      <text:p text:style-name="P23"><text:span text:style-name="T18">Counter</text:span><text:span text:style-name="T22"> </text:span><text:span text:style-name="T18">c3</text:span><text:span text:style-name="T22"> </text:span><text:span text:style-name="T20">=</text:span><text:span text:style-name="T22"> </text:span><text:span text:style-name="T18">c1</text:span><text:span text:style-name="T22"> </text:span><text:span text:style-name="T20">+</text:span><text:span text:style-name="T22"> </text:span><text:span text:style-name="T18">c2;</text:span></text:p>
      <text:p text:style-name="Text_20_body">Но на данный момент ни операция сравнения, ни операция сложения для объектов Counter не доступны. Эти операции могут использоваться для ряда примитивных типов. Например, по умолчанию мы можем складывать числовые значения, но как складывать объекты <text:span text:style-name="T35">абстрактных</text:span> типов <text:span text:style-name="T35">(</text:span>классов и структур<text:span text:style-name="T35">)</text:span> компилятор не знает. И для этого нам надо выполнить перегрузку нужных нам операций.</text:p>
      <text:p text:style-name="Text_20_body"><text:tab/>Перегрузка операций заключается в определении специального метода <text:span text:style-name="T35">класса</text:span>, для объектов которого мы хотим определить операци<text:span text:style-name="T35">и</text:span>:</text:p>
      <text:p text:style-name="P21">public static возвращаемый_тип operator операция(параметры) { }</text:p>
      <text:p text:style-name="Text_20_body"><text:tab/>Этот метод должен иметь модификаторы public static, так как перегружаемый операция будет использоваться для всех объектов данного класса. Далее идет название возвращаемого типа. Возвращаемый тип представляет тот тип, объекты которого мы хотим получить. К примеру, в результате сложения двух объектов Counter мы ожидаем получить новый объект Counter. А в результате сравнения двух <text:span text:style-name="T35">объектов </text:span>мы хотим получить объект типа bool, который указывает истинно ли условное выражение или ложно. Но в зависимости от задачи возвращаемые типы могут быть любыми.</text:p>
      <text:p text:style-name="Text_20_body"><text:tab/>Затем вместо названия метода идет ключевое слово operator и собственно сам<text:span text:style-name="T17">а</text:span> операция. И далее в скобках перечисляются параметры. Бинарные операции принимают два параметра, унарные - один параметр. И в любом случае один из параметров должен представлять тот тип - класс или структуру, в котором определяется операция. Например, перегрузим ряд операций для класса Counter:</text:p>
      <text:p text:style-name="P25"><text:span text:style-name="T31"><text:s/></text:span><text:span text:style-name="T34">1 <text:s/></text:span><text:span text:style-name="T21">class</text:span><text:span text:style-name="T25"> </text:span><text:span text:style-name="T27">Counter</text:span></text:p>
      <text:p text:style-name="P30"><text:span text:style-name="T30"><text:s/>2 <text:s/></text:span>{</text:p>
      <text:p text:style-name="P26"><text:span text:style-name="T30"><text:s/>3 <text:s/></text:span><text:span text:style-name="T22"><text:tab/><text:tab/></text:span><text:span text:style-name="T19">public</text:span><text:span text:style-name="T22"> </text:span><text:span text:style-name="T19">int</text:span><text:span text:style-name="T22"> </text:span><text:span text:style-name="T18">Value</text:span><text:span text:style-name="T22"> </text:span><text:span text:style-name="T18">{</text:span><text:span text:style-name="T22"> </text:span><text:span text:style-name="T19">get</text:span><text:span text:style-name="T18">;</text:span><text:span text:style-name="T22"> </text:span><text:span text:style-name="T19">set</text:span><text:span text:style-name="T18">;</text:span><text:span text:style-name="T22"> </text:span><text:span text:style-name="T18">}</text:span></text:p>
      <text:p text:style-name="P31"><text:s/>4 <text:s/></text:p>
      <text:p text:style-name="P26"><text:span text:style-name="T30"><text:s/>5 <text:s/></text:span><text:span text:style-name="T22"><text:tab/><text:tab/></text:span><text:span text:style-name="T19">public</text:span><text:span text:style-name="T22"> </text:span><text:span text:style-name="T19">static</text:span><text:span text:style-name="T22"> </text:span><text:span text:style-name="T18">Counter</text:span><text:span text:style-name="T22"> </text:span><text:span text:style-name="T19">operator</text:span><text:span text:style-name="T20">+</text:span><text:span text:style-name="T18">(Counter</text:span><text:span text:style-name="T22"> </text:span><text:span text:style-name="T18">c1,</text:span><text:span text:style-name="T22"> </text:span><text:span text:style-name="T18">Counter</text:span><text:span text:style-name="T22"> </text:span><text:span text:style-name="T18">c2)</text:span></text:p>
      <text:p text:style-name="P26"><text:span text:style-name="T30"><text:s/>6 <text:s/></text:span><text:span text:style-name="T22"><text:s/><text:tab/></text:span><text:span text:style-name="T18">{</text:span></text:p>
      <text:p text:style-name="P26"><text:span text:style-name="T30"><text:s/>7 <text:s/></text:span><text:span text:style-name="T22"><text:s/><text:tab/><text:tab/></text:span><text:span text:style-name="T19">return</text:span><text:span text:style-name="T22"> </text:span><text:span text:style-name="T19">new</text:span><text:span text:style-name="T22"> </text:span><text:span text:style-name="T18">Counter</text:span><text:span text:style-name="T22"> </text:span><text:span text:style-name="T18">{</text:span><text:span text:style-name="T22"> </text:span><text:span text:style-name="T18">Value</text:span><text:span text:style-name="T22"> </text:span><text:span text:style-name="T20">=</text:span><text:span text:style-name="T22"> </text:span><text:span text:style-name="T18">c1.Value</text:span><text:span text:style-name="T22"> </text:span><text:span text:style-name="T20">+</text:span><text:span text:style-name="T22"> </text:span><text:span text:style-name="T18">c2.Value</text:span><text:span text:style-name="T22"> </text:span><text:span text:style-name="T18">};</text:span></text:p>
      <text:p text:style-name="P26"><text:span text:style-name="T30"><text:s/>8 <text:s/></text:span><text:span text:style-name="T22"><text:s/><text:tab/></text:span><text:span text:style-name="T18">}</text:span></text:p>
      <text:p text:style-name="P26"><text:span text:style-name="T30"><text:s/>9 <text:s/></text:span><text:span text:style-name="T22"><text:s/><text:tab/></text:span><text:span text:style-name="T19">public</text:span><text:span text:style-name="T22"> </text:span><text:span text:style-name="T19">static</text:span><text:span text:style-name="T22"> </text:span><text:span text:style-name="T19">bool</text:span><text:span text:style-name="T22"> </text:span><text:span text:style-name="T19">operator</text:span><text:span text:style-name="T20">&gt;</text:span><text:span text:style-name="T18">(Counter</text:span><text:span text:style-name="T22"> </text:span><text:span text:style-name="T18">c1,</text:span><text:span text:style-name="T22"> </text:span><text:span text:style-name="T18">Counter</text:span><text:span text:style-name="T22"> </text:span><text:span text:style-name="T18">c2)</text:span></text:p>
      <text:p text:style-name="P26"><text:span text:style-name="T30">10 <text:s/></text:span><text:span text:style-name="T22"><text:tab/><text:tab/></text:span><text:span text:style-name="T18">{</text:span></text:p>
      <text:p text:style-name="P26"><text:span text:style-name="T30">11 <text:s/></text:span><text:span text:style-name="T22"><text:s/><text:tab/><text:tab/></text:span><text:span text:style-name="T19">if</text:span><text:span text:style-name="T22"> </text:span><text:span text:style-name="T18">(c1.Value</text:span><text:span text:style-name="T22"> </text:span><text:span text:style-name="T20">&gt;</text:span><text:span text:style-name="T22"> </text:span><text:span text:style-name="T18">c2.Value)</text:span></text:p>
      <text:p text:style-name="P26"><text:soft-page-break/><text:span text:style-name="T30">12 <text:s/></text:span><text:span text:style-name="T22"><text:tab/><text:tab/><text:tab/><text:tab/></text:span><text:span text:style-name="T19">return</text:span><text:span text:style-name="T22"> </text:span><text:span text:style-name="T19">true</text:span><text:span text:style-name="T18">;</text:span></text:p>
      <text:p text:style-name="P26"><text:span text:style-name="T30">13 <text:s/></text:span><text:span text:style-name="T22"><text:tab/><text:tab/><text:tab/></text:span><text:span text:style-name="T19">else</text:span></text:p>
      <text:p text:style-name="P26"><text:span text:style-name="T30">14 <text:s/></text:span><text:span text:style-name="T22"><text:tab/><text:tab/><text:tab/><text:tab/></text:span><text:span text:style-name="T19">return</text:span><text:span text:style-name="T22"> </text:span><text:span text:style-name="T19">false</text:span><text:span text:style-name="T18">;</text:span></text:p>
      <text:p text:style-name="P26"><text:span text:style-name="T30">15 <text:s/></text:span><text:span text:style-name="T22"><text:tab/><text:tab/></text:span><text:span text:style-name="T18">}</text:span></text:p>
      <text:p text:style-name="P26"><text:span text:style-name="T30">16 <text:s/></text:span><text:span text:style-name="T22"><text:s/><text:tab/></text:span><text:span text:style-name="T19">public</text:span><text:span text:style-name="T22"> </text:span><text:span text:style-name="T19">static</text:span><text:span text:style-name="T22"> </text:span><text:span text:style-name="T19">bool</text:span><text:span text:style-name="T22"> </text:span><text:span text:style-name="T19">operator</text:span><text:span text:style-name="T20">&lt;</text:span><text:span text:style-name="T18">(Counter</text:span><text:span text:style-name="T22"> </text:span><text:span text:style-name="T18">c1,</text:span><text:span text:style-name="T22"> </text:span><text:span text:style-name="T18">Counter</text:span><text:span text:style-name="T22"> </text:span><text:span text:style-name="T18">c2)</text:span></text:p>
      <text:p text:style-name="P26"><text:span text:style-name="T30">17 <text:s/></text:span><text:span text:style-name="T22"><text:tab/><text:tab/></text:span><text:span text:style-name="T18">{</text:span></text:p>
      <text:p text:style-name="P26"><text:span text:style-name="T30">18 <text:s/></text:span><text:span text:style-name="T22"><text:s/><text:tab/><text:tab/></text:span><text:span text:style-name="T19">if</text:span><text:span text:style-name="T22"> </text:span><text:span text:style-name="T18">(c1.Value</text:span><text:span text:style-name="T22"> </text:span><text:span text:style-name="T20">&lt;</text:span><text:span text:style-name="T22"> </text:span><text:span text:style-name="T18">c2.Value)</text:span></text:p>
      <text:p text:style-name="P26"><text:span text:style-name="T30">19 <text:s/></text:span><text:span text:style-name="T22"><text:s/><text:tab/><text:tab/><text:tab/></text:span><text:span text:style-name="T19">return</text:span><text:span text:style-name="T22"> </text:span><text:span text:style-name="T19">true</text:span><text:span text:style-name="T18">;</text:span></text:p>
      <text:p text:style-name="P26"><text:span text:style-name="T30">20 <text:s/></text:span><text:span text:style-name="T22"><text:tab/><text:tab/><text:tab/></text:span><text:span text:style-name="T19">else</text:span></text:p>
      <text:p text:style-name="P26"><text:span text:style-name="T30">21 <text:s/></text:span><text:span text:style-name="T22"><text:tab/><text:tab/><text:tab/><text:tab/></text:span><text:span text:style-name="T19">return</text:span><text:span text:style-name="T22"> </text:span><text:span text:style-name="T19">false</text:span><text:span text:style-name="T18">;</text:span></text:p>
      <text:p text:style-name="P26"><text:span text:style-name="T30">22 <text:s/></text:span><text:span text:style-name="T22"><text:tab/><text:tab/></text:span><text:span text:style-name="T18">}</text:span></text:p>
      <text:p text:style-name="P30"><text:span text:style-name="T30">23 <text:s/></text:span>}</text:p>
      <text:p text:style-name="Text_20_body"><text:tab/>Поскольку все перегруженные операции — бинарные, то есть проводятся над двумя объектами, то для каждой перегрузки предусмотрено по два параметра.</text:p>
      <text:p text:style-name="Text_20_body"><text:tab/>Так как в случае с операцией сложения мы хотим сложить два объекта класса Counter, то операция принимает два объекта этого класса. И так как мы хотим в результате сложения получить новый объект Counter, то данный класс также используется в качестве возвращаемого типа. Все действия это<text:span text:style-name="T17">й</text:span> операци<text:span text:style-name="T17">и</text:span> сводятся к созданию, нового объекта, свойство Value которого объединяет значения свойства Value обоих параметров:</text:p>
      <text:p text:style-name="P24"><text:span text:style-name="T19">public</text:span><text:span text:style-name="T22"> </text:span><text:span text:style-name="T19">static</text:span><text:span text:style-name="T22"> </text:span><text:span text:style-name="T18">Counter</text:span><text:span text:style-name="T22"> </text:span><text:span text:style-name="T19">operator</text:span><text:span text:style-name="T20">+</text:span><text:span text:style-name="T18">(Counter</text:span><text:span text:style-name="T22"> </text:span><text:span text:style-name="T18">c1,</text:span><text:span text:style-name="T22"> </text:span><text:span text:style-name="T18">Counter</text:span><text:span text:style-name="T22"> </text:span><text:span text:style-name="T18">c2)</text:span></text:p>
      <text:p text:style-name="P28">{<text:span text:style-name="T23"/></text:p>
      <text:p text:style-name="P24"><text:span text:style-name="T22"><text:tab/></text:span><text:span text:style-name="T19">return</text:span><text:span text:style-name="T22"> </text:span><text:span text:style-name="T19">new</text:span><text:span text:style-name="T22"> </text:span><text:span text:style-name="T18">Counter</text:span><text:span text:style-name="T22"> </text:span><text:span text:style-name="T18">{</text:span><text:span text:style-name="T22"> </text:span><text:span text:style-name="T18">Value</text:span><text:span text:style-name="T22"> </text:span><text:span text:style-name="T20">=</text:span><text:span text:style-name="T22"> </text:span><text:span text:style-name="T18">c1.Value</text:span><text:span text:style-name="T22"> </text:span><text:span text:style-name="T20">+</text:span><text:span text:style-name="T22"> </text:span><text:span text:style-name="T18">c2.Value</text:span><text:span text:style-name="T22"> </text:span><text:span text:style-name="T18">};</text:span></text:p>
      <text:p text:style-name="P28">}</text:p>
      <text:p text:style-name="Text_20_body"><text:tab/>Также переопределены две операции сравнения. Если мы переопределяем одну из этих операций сравнения, то мы также должны переопределить вторую из этих операций. Сами операции сравнения сравнивают значения свойств Value и, в зависимости от результата сравнения, возвращают либо true, либо false.</text:p>
      <text:p text:style-name="Text_20_body">Теперь используем перегруженные операции в программе:</text:p>
      <text:p text:style-name="P25"><text:span text:style-name="T31"><text:s/>1 <text:s/></text:span><text:span text:style-name="T19">static</text:span><text:span text:style-name="T22"> </text:span><text:span text:style-name="T19">void</text:span><text:span text:style-name="T22"> </text:span><text:span text:style-name="T28">Main</text:span><text:span text:style-name="T18">(</text:span><text:span text:style-name="T19">string</text:span><text:span text:style-name="T18">[]</text:span><text:span text:style-name="T22"> </text:span><text:span text:style-name="T18">args)</text:span></text:p>
      <text:p text:style-name="P29"><text:span text:style-name="T31"><text:s/>2 <text:s/></text:span>{</text:p>
      <text:p text:style-name="P25"><text:span text:style-name="T31"><text:s/>3 <text:s/></text:span><text:span text:style-name="T22"><text:tab/><text:tab/></text:span><text:span text:style-name="T18">Counter</text:span><text:span text:style-name="T22"> </text:span><text:span text:style-name="T18">c1</text:span><text:span text:style-name="T22"> </text:span><text:span text:style-name="T20">=</text:span><text:span text:style-name="T22"> </text:span><text:span text:style-name="T19">new</text:span><text:span text:style-name="T22"> </text:span><text:span text:style-name="T18">Counter</text:span><text:span text:style-name="T22"> </text:span><text:span text:style-name="T18">{Value</text:span><text:span text:style-name="T22"> </text:span><text:span text:style-name="T20">=</text:span><text:span text:style-name="T22"> </text:span><text:span text:style-name="T29">23</text:span><text:span text:style-name="T18">};</text:span></text:p>
      <text:p text:style-name="P25"><text:span text:style-name="T31"><text:s/>4 <text:s/><text:tab/></text:span><text:span text:style-name="T22"><text:tab/></text:span><text:span text:style-name="T18">Counter</text:span><text:span text:style-name="T22"> </text:span><text:span text:style-name="T18">c2</text:span><text:span text:style-name="T22"> </text:span><text:span text:style-name="T20">=</text:span><text:span text:style-name="T22"> </text:span><text:span text:style-name="T19">new</text:span><text:span text:style-name="T22"> </text:span><text:span text:style-name="T18">Counter</text:span><text:span text:style-name="T22"> </text:span><text:span text:style-name="T18">{Value</text:span><text:span text:style-name="T22"> </text:span><text:span text:style-name="T20">=</text:span><text:span text:style-name="T22"> </text:span><text:span text:style-name="T29">45</text:span><text:span text:style-name="T18">};</text:span></text:p>
      <text:p text:style-name="P25"><text:span text:style-name="T31"><text:s/>5 <text:s/></text:span><text:span text:style-name="T22"><text:tab/><text:tab/></text:span><text:span text:style-name="T19">bool</text:span><text:span text:style-name="T22"> </text:span><text:span text:style-name="T18">result</text:span><text:span text:style-name="T22"> </text:span><text:span text:style-name="T20">=</text:span><text:span text:style-name="T22"> </text:span><text:span text:style-name="T18">c1</text:span><text:span text:style-name="T22"> </text:span><text:span text:style-name="T20">&gt;</text:span><text:span text:style-name="T22"> </text:span><text:span text:style-name="T18">c2;</text:span></text:p>
      <text:p text:style-name="P25"><text:span text:style-name="T31"><text:s/>6 <text:s/></text:span><text:span text:style-name="T22"><text:tab/><text:tab/></text:span><text:span text:style-name="T18">Console.WriteLine(result);</text:span><text:span text:style-name="T22"> <text:s text:c="2"/></text:span><text:span text:style-name="T32">//false</text:span></text:p>
      <text:p text:style-name="P25"><text:span text:style-name="T31"><text:s/>7 <text:s/></text:span><text:span text:style-name="T22"><text:tab/><text:tab/></text:span><text:span text:style-name="T18">Counter</text:span><text:span text:style-name="T22"> </text:span><text:span text:style-name="T18">c3</text:span><text:span text:style-name="T22"> </text:span><text:span text:style-name="T20">=</text:span><text:span text:style-name="T22"> </text:span><text:span text:style-name="T18">c1</text:span><text:span text:style-name="T22"> </text:span><text:span text:style-name="T20">+</text:span><text:span text:style-name="T22"> </text:span><text:span text:style-name="T18">c2;</text:span></text:p>
      <text:p text:style-name="P25"><text:span text:style-name="T31"><text:s/>8 <text:s/></text:span><text:span text:style-name="T22"><text:tab/><text:tab/></text:span><text:span text:style-name="T18">Console.WriteLine(c3.Value);</text:span><text:span text:style-name="T22"> </text:span><text:span text:style-name="T32">// 23 + 45 = 68</text:span></text:p>
      <text:p text:style-name="P25"><text:soft-page-break/><text:span text:style-name="T31"><text:s/>9 <text:s/></text:span><text:span text:style-name="T22"><text:tab/><text:tab/></text:span><text:span text:style-name="T18">Console.ReadKey();</text:span></text:p>
      <text:p text:style-name="P29"><text:span text:style-name="T31">10 <text:s/></text:span>}</text:p>
      <text:p text:style-name="Text_20_body"><text:tab/>Стоит отметить, что так как по сути определение операция представляет собой метод, то этот метод мы также можем перегрузить, то есть создать для него еще одну версию. Например, добавим в класс Counter еще одн<text:span text:style-name="T17">у</text:span> операци<text:span text:style-name="T17">ю</text:span>:</text:p>
      <text:p text:style-name="P25"><text:span text:style-name="T31">1 <text:s/></text:span><text:span text:style-name="T19">public</text:span><text:span text:style-name="T22"> </text:span><text:span text:style-name="T19">static</text:span><text:span text:style-name="T22"> </text:span><text:span text:style-name="T19">int</text:span><text:span text:style-name="T22"> </text:span><text:span text:style-name="T19">operator</text:span><text:span text:style-name="T20">+</text:span><text:span text:style-name="T18">(Counter</text:span><text:span text:style-name="T22"> </text:span><text:span text:style-name="T18">c1,</text:span><text:span text:style-name="T22"> </text:span><text:span text:style-name="T19">int</text:span><text:span text:style-name="T22"> </text:span><text:span text:style-name="T18">val)</text:span></text:p>
      <text:p text:style-name="P29"><text:span text:style-name="T31">2 <text:s/></text:span>{</text:p>
      <text:p text:style-name="P25"><text:span text:style-name="T31">3 <text:s/></text:span><text:span text:style-name="T24"><text:tab/><text:tab/></text:span><text:span text:style-name="T19">return</text:span><text:span text:style-name="T22"> </text:span><text:span text:style-name="T18">c1.Value</text:span><text:span text:style-name="T22"> </text:span><text:span text:style-name="T20">+</text:span><text:span text:style-name="T22"> </text:span><text:span text:style-name="T18">val;</text:span></text:p>
      <text:p text:style-name="P29"><text:span text:style-name="T31">4 <text:s/></text:span>}</text:p>
      <text:p text:style-name="Text_20_body"><text:tab/>Данный метод складывает значение свойства Value и некоторое число, возвращая их сумму. И также мы можем применить эт<text:span text:style-name="T17">у</text:span> операци<text:span text:style-name="T17">ю</text:span>:</text:p>
      <text:p text:style-name="P25"><text:span text:style-name="T31">1 <text:s/></text:span><text:span text:style-name="T18">Counter</text:span><text:span text:style-name="T22"> </text:span><text:span text:style-name="T18">c1</text:span><text:span text:style-name="T22"> </text:span><text:span text:style-name="T20">=</text:span><text:span text:style-name="T22"> </text:span><text:span text:style-name="T19">new</text:span><text:span text:style-name="T22"> </text:span><text:span text:style-name="T18">Counter</text:span><text:span text:style-name="T22"> </text:span><text:span text:style-name="T18">{Value</text:span><text:span text:style-name="T22"> </text:span><text:span text:style-name="T20">=</text:span><text:span text:style-name="T22"> </text:span><text:span text:style-name="T29">23</text:span><text:span text:style-name="T22"> </text:span><text:span text:style-name="T18">};</text:span></text:p>
      <text:p text:style-name="P25"><text:span text:style-name="T31">2 <text:s/></text:span><text:span text:style-name="T19">int</text:span><text:span text:style-name="T22"> </text:span><text:span text:style-name="T18">d</text:span><text:span text:style-name="T22"> </text:span><text:span text:style-name="T20">=</text:span><text:span text:style-name="T22"> </text:span><text:span text:style-name="T18">c1</text:span><text:span text:style-name="T22"> </text:span><text:span text:style-name="T20">+</text:span><text:span text:style-name="T22"> </text:span><text:span text:style-name="T29">27</text:span><text:span text:style-name="T18">;</text:span><text:span text:style-name="T22"> </text:span><text:span text:style-name="T32">// 50</text:span></text:p>
      <text:p text:style-name="P25"><text:span text:style-name="T31">3 <text:s/></text:span><text:span text:style-name="T18">Console.WriteLine(d);</text:span></text:p>
      <text:p text:style-name="Text_20_body"><text:tab/>Следует учитывать, что при перегрузке не должны изменяться те объекты, которые передаются в операция через параметры. Например, мы можем определить для класса Counter операци<text:span text:style-name="T35">ю</text:span> инкремента:</text:p>
      <text:p text:style-name="P25"><text:span text:style-name="T31">1 <text:s/></text:span><text:span text:style-name="T19">public</text:span><text:span text:style-name="T22"> </text:span><text:span text:style-name="T19">static</text:span><text:span text:style-name="T22"> </text:span><text:span text:style-name="T18">Counter</text:span><text:span text:style-name="T22"> </text:span><text:span text:style-name="T19">operator</text:span><text:span text:style-name="T20">++</text:span><text:span text:style-name="T18">(Counter</text:span><text:span text:style-name="T22"> </text:span><text:span text:style-name="T18">c1)</text:span></text:p>
      <text:p text:style-name="P29"><text:span text:style-name="T31">2 <text:s/></text:span>{</text:p>
      <text:p text:style-name="P25"><text:span text:style-name="T31">3 <text:s/></text:span><text:span text:style-name="T24"><text:tab/><text:tab/></text:span><text:span text:style-name="T18">c1.Value</text:span><text:span text:style-name="T22"> </text:span><text:span text:style-name="T20">+=</text:span><text:span text:style-name="T22"> </text:span><text:span text:style-name="T29">10</text:span><text:span text:style-name="T18">;</text:span></text:p>
      <text:p text:style-name="P25"><text:span text:style-name="T31">4 <text:s/></text:span><text:span text:style-name="T22"><text:tab/><text:tab/></text:span><text:span text:style-name="T19">return</text:span><text:span text:style-name="T22"> </text:span><text:span text:style-name="T18">c1;</text:span></text:p>
      <text:p text:style-name="P29"><text:span text:style-name="T31">5 <text:s/></text:span>}</text:p>
      <text:p text:style-name="Text_20_body"><text:tab/>Поскольку операция унарн<text:span text:style-name="T17">ая</text:span>, он<text:span text:style-name="T17">а</text:span> принимает только один параметр - объект того класса, в котором данн<text:span text:style-name="T17">ая</text:span> операция определен<text:span text:style-name="T17">а</text:span>. Но это неправильное определение инкремента, так как операция не должн<text:span text:style-name="T17">а</text:span> менять значения своих параметров. И более корректная перегрузка операци<text:span text:style-name="T17">и</text:span> инкремента будет выглядеть <text:s/>так:</text:p>
      <text:p text:style-name="P25"><text:span text:style-name="T31">1 <text:s/></text:span><text:span text:style-name="T19">public</text:span><text:span text:style-name="T22"> </text:span><text:span text:style-name="T19">static</text:span><text:span text:style-name="T22"> </text:span><text:span text:style-name="T18">Counter</text:span><text:span text:style-name="T22"> </text:span><text:span text:style-name="T19">operator</text:span><text:span text:style-name="T20">++</text:span><text:span text:style-name="T18">(Counter</text:span><text:span text:style-name="T22"> </text:span><text:span text:style-name="T18">c1)</text:span></text:p>
      <text:p text:style-name="P29"><text:span text:style-name="T31">2 <text:s/></text:span>{</text:p>
      <text:p text:style-name="P25"><text:span text:style-name="T31">3 <text:s/></text:span><text:span text:style-name="T24"><text:tab/><text:tab/></text:span><text:span text:style-name="T19">return</text:span><text:span text:style-name="T22"> </text:span><text:span text:style-name="T19">new</text:span><text:span text:style-name="T22"> </text:span><text:span text:style-name="T18">Counter</text:span><text:span text:style-name="T22"> </text:span><text:span text:style-name="T18">{</text:span><text:span text:style-name="T22"> </text:span><text:span text:style-name="T18">Value</text:span><text:span text:style-name="T22"> </text:span><text:span text:style-name="T20">=</text:span><text:span text:style-name="T22"> </text:span><text:span text:style-name="T18">c1.Value</text:span><text:span text:style-name="T22"> </text:span><text:span text:style-name="T20">+</text:span><text:span text:style-name="T22"> </text:span><text:span text:style-name="T29">10</text:span><text:span text:style-name="T22"> </text:span><text:span text:style-name="T18">};</text:span></text:p>
      <text:p text:style-name="P29"><text:span text:style-name="T31">4 <text:s/></text:span>}</text:p>
      <text:p text:style-name="Text_20_body">То есть, возвращается новый объект, который содержит в свойстве Value инкрементированное значение.</text:p>
      <text:p text:style-name="Text_20_body"><text:soft-page-break/><text:tab/>При этом нам не надо определять отдельно операции для префиксного и для постфиксного инкремента (а также декремента), так как одна реализация будет работать в обоих случаях. Например, используем операцию префиксного инкремента:</text:p>
      <text:p text:style-name="P25"><text:span text:style-name="T31">1 <text:s/></text:span><text:span text:style-name="T18">Counter</text:span><text:span text:style-name="T22"> </text:span><text:span text:style-name="T18">counter</text:span><text:span text:style-name="T22"> </text:span><text:span text:style-name="T20">=</text:span><text:span text:style-name="T22"> </text:span><text:span text:style-name="T19">new</text:span><text:span text:style-name="T22"> </text:span><text:span text:style-name="T18">Counter()</text:span><text:span text:style-name="T22"> </text:span><text:span text:style-name="T18">{Value</text:span><text:span text:style-name="T22"> </text:span><text:span text:style-name="T20">=</text:span><text:span text:style-name="T22"> </text:span><text:span text:style-name="T29">10</text:span><text:span text:style-name="T18">};</text:span></text:p>
      <text:p text:style-name="P25"><text:span text:style-name="T31">2 <text:s/></text:span><text:span text:style-name="T18">Console.WriteLine(</text:span><text:span text:style-name="T29">$"{counter.Value}"</text:span><text:span text:style-name="T18">);</text:span><text:span text:style-name="T22"> <text:tab/><text:tab/></text:span><text:span text:style-name="T32">// 10</text:span></text:p>
      <text:p text:style-name="P25"><text:span text:style-name="T31">3 <text:s/></text:span><text:span text:style-name="T18">Console.WriteLine(</text:span><text:span text:style-name="T29">$"{(++counter).Value}"</text:span><text:span text:style-name="T18">);</text:span><text:span text:style-name="T22"> </text:span><text:span text:style-name="T32">// 20</text:span></text:p>
      <text:p text:style-name="P25"><text:span text:style-name="T31">4 <text:s/></text:span><text:span text:style-name="T18">Console.WriteLine(</text:span><text:span text:style-name="T29">$"{counter.Value}"</text:span><text:span text:style-name="T18">);</text:span><text:span text:style-name="T22"> <text:tab/><text:tab/></text:span><text:span text:style-name="T32">// 20</text:span></text:p>
      <text:p text:style-name="terminal">Консольный вывод:</text:p>
      <text:p text:style-name="terminal">10</text:p>
      <text:p text:style-name="terminal">20</text:p>
      <text:p text:style-name="terminal">20</text:p>
      <text:p text:style-name="Text_20_body">Теперь <text:s/>используем постфиксный инкремент:</text:p>
      <text:p text:style-name="P25"><text:span text:style-name="T31">1 <text:s/></text:span><text:span text:style-name="T18">Counter</text:span><text:span text:style-name="T22"> </text:span><text:span text:style-name="T18">counter</text:span><text:span text:style-name="T22"> </text:span><text:span text:style-name="T20">=</text:span><text:span text:style-name="T22"> </text:span><text:span text:style-name="T19">new</text:span><text:span text:style-name="T22"> </text:span><text:span text:style-name="T18">Counter()</text:span><text:span text:style-name="T22"> </text:span><text:span text:style-name="T18">{Value</text:span><text:span text:style-name="T22"> </text:span><text:span text:style-name="T20">=</text:span><text:span text:style-name="T22"> </text:span><text:span text:style-name="T29">10</text:span><text:span text:style-name="T22"> </text:span><text:span text:style-name="T18">};</text:span></text:p>
      <text:p text:style-name="P25"><text:span text:style-name="T31">2 <text:s/></text:span><text:span text:style-name="T18">Console.WriteLine(</text:span><text:span text:style-name="T29">$"{counter.Value}"</text:span><text:span text:style-name="T18">);</text:span><text:span text:style-name="T22"> <text:tab/><text:tab/></text:span><text:span text:style-name="T32">// 10</text:span></text:p>
      <text:p text:style-name="P25"><text:span text:style-name="T31">3 <text:s/></text:span><text:span text:style-name="T18">Console.WriteLine(</text:span><text:span text:style-name="T29">$"{(counter++).Value}"</text:span><text:span text:style-name="T18">);</text:span><text:span text:style-name="T22"> </text:span><text:span text:style-name="T32">// 10</text:span></text:p>
      <text:p text:style-name="P25"><text:span text:style-name="T31">4 <text:s/></text:span><text:span text:style-name="T18">Console.WriteLine(</text:span><text:span text:style-name="T29">$"{counter.Value}"</text:span><text:span text:style-name="T18">);</text:span><text:span text:style-name="T22"> <text:tab/><text:tab/></text:span><text:span text:style-name="T32">// 20</text:span></text:p>
      <text:p text:style-name="terminal">Консольный вывод:</text:p>
      <text:p text:style-name="terminal">10</text:p>
      <text:p text:style-name="terminal">10</text:p>
      <text:p text:style-name="terminal">20</text:p>
      <text:p text:style-name="Text_20_body"><text:tab/>Также стоит отметить, что мы можем переопределить операции true и false. Например, определим их в классе Counter:</text:p>
      <text:p text:style-name="P25"><text:span text:style-name="T31"><text:s/>1 <text:s/></text:span><text:span text:style-name="T19">class</text:span><text:span text:style-name="T22"> </text:span><text:span text:style-name="T26">Counter</text:span></text:p>
      <text:p text:style-name="P29"><text:span text:style-name="T31"><text:s/>2 <text:s/></text:span>{</text:p>
      <text:p text:style-name="P25"><text:span text:style-name="T31"><text:s/>3 <text:s/></text:span><text:span text:style-name="T22"><text:tab/><text:tab/></text:span><text:span text:style-name="T19">public</text:span><text:span text:style-name="T22"> </text:span><text:span text:style-name="T19">int</text:span><text:span text:style-name="T22"> </text:span><text:span text:style-name="T18">Value</text:span><text:span text:style-name="T22"> </text:span><text:span text:style-name="T18">{</text:span><text:span text:style-name="T22"> </text:span><text:span text:style-name="T19">get</text:span><text:span text:style-name="T18">;</text:span><text:span text:style-name="T22"> </text:span><text:span text:style-name="T19">set</text:span><text:span text:style-name="T18">;</text:span><text:span text:style-name="T22"> </text:span><text:span text:style-name="T18">}</text:span></text:p>
      <text:p text:style-name="P25"><text:span text:style-name="T31"><text:s/>4 <text:s/></text:span><text:span text:style-name="T22"><text:tab/><text:tab/></text:span><text:span text:style-name="T19">public</text:span><text:span text:style-name="T22"> </text:span><text:span text:style-name="T19">static</text:span><text:span text:style-name="T22"> </text:span><text:span text:style-name="T19">bool</text:span><text:span text:style-name="T22"> </text:span><text:span text:style-name="T19">operator</text:span><text:span text:style-name="T22"> </text:span><text:span text:style-name="T28">true</text:span><text:span text:style-name="T18">(Counter</text:span><text:span text:style-name="T22"> </text:span><text:span text:style-name="T18">c1)</text:span></text:p>
      <text:p text:style-name="P25"><text:span text:style-name="T31"><text:s/>5 <text:s/><text:tab/></text:span><text:span text:style-name="T22"><text:tab/></text:span><text:span text:style-name="T18">{</text:span></text:p>
      <text:p text:style-name="P25"><text:span text:style-name="T31"><text:s/>6 <text:s/></text:span><text:span text:style-name="T22"><text:tab/><text:tab/><text:tab/></text:span><text:span text:style-name="T19">return</text:span><text:span text:style-name="T22"> </text:span><text:span text:style-name="T18">c1.Value</text:span><text:span text:style-name="T22"> </text:span><text:span text:style-name="T20">!=</text:span><text:span text:style-name="T22"> </text:span><text:span text:style-name="T29">0</text:span><text:span text:style-name="T18">;</text:span></text:p>
      <text:p text:style-name="P25"><text:span text:style-name="T31"><text:s/>7 <text:s/></text:span><text:span text:style-name="T22"><text:tab/><text:tab/></text:span><text:span text:style-name="T18">}</text:span></text:p>
      <text:p text:style-name="P25"><text:span text:style-name="T31"><text:s/>8 <text:s/></text:span><text:span text:style-name="T22"><text:tab/><text:tab/></text:span><text:span text:style-name="T19">public</text:span><text:span text:style-name="T22"> </text:span><text:span text:style-name="T19">static</text:span><text:span text:style-name="T22"> </text:span><text:span text:style-name="T19">bool</text:span><text:span text:style-name="T22"> </text:span><text:span text:style-name="T19">operator</text:span><text:span text:style-name="T22"> </text:span><text:span text:style-name="T28">false</text:span><text:span text:style-name="T18">(Counter</text:span><text:span text:style-name="T22"> </text:span><text:span text:style-name="T18">c1)</text:span></text:p>
      <text:p text:style-name="P25"><text:span text:style-name="T31"><text:s/>9 <text:s/></text:span><text:span text:style-name="T22"><text:tab/><text:tab/></text:span><text:span text:style-name="T18">{</text:span></text:p>
      <text:p text:style-name="P25"><text:span text:style-name="T31">10 <text:s/></text:span><text:span text:style-name="T22"><text:tab/><text:tab/><text:tab/></text:span><text:span text:style-name="T19">return</text:span><text:span text:style-name="T22"> </text:span><text:span text:style-name="T18">c1.Value</text:span><text:span text:style-name="T22"> </text:span><text:span text:style-name="T20">==</text:span><text:span text:style-name="T22"> </text:span><text:span text:style-name="T29">0</text:span><text:span text:style-name="T18">;</text:span></text:p>
      <text:p text:style-name="P25"><text:soft-page-break/><text:span text:style-name="T31">11 <text:s/></text:span><text:span text:style-name="T22"><text:tab/><text:tab/></text:span><text:span text:style-name="T18">}</text:span></text:p>
      <text:p text:style-name="P25"><text:span text:style-name="T31">12 <text:s/></text:span><text:span text:style-name="T22"><text:tab/><text:tab/></text:span><text:span text:style-name="T32">// остальное содержимое класса</text:span></text:p>
      <text:p text:style-name="P29"><text:span text:style-name="T31">13 <text:s/></text:span>}</text:p>
      <text:p text:style-name="Text_20_body"><text:tab/>Эти операции перегружаются, когда мы хотим использовать объект типа в качестве условия. Например:</text:p>
      <text:p text:style-name="P25"><text:span text:style-name="T31">1 <text:s/></text:span><text:span text:style-name="T18">Counter</text:span><text:span text:style-name="T22"> </text:span><text:span text:style-name="T18">counter</text:span><text:span text:style-name="T22"> </text:span><text:span text:style-name="T20">=</text:span><text:span text:style-name="T22"> </text:span><text:span text:style-name="T19">new</text:span><text:span text:style-name="T22"> </text:span><text:span text:style-name="T18">Counter()</text:span><text:span text:style-name="T22"> </text:span><text:span text:style-name="T18">{Value</text:span><text:span text:style-name="T22"> </text:span><text:span text:style-name="T20">=</text:span><text:span text:style-name="T22"> </text:span><text:span text:style-name="T29">0</text:span><text:span text:style-name="T22"> </text:span><text:span text:style-name="T18">};</text:span></text:p>
      <text:p text:style-name="P25"><text:span text:style-name="T31">2 <text:s/></text:span><text:span text:style-name="T19">if</text:span><text:span text:style-name="T22"> </text:span><text:span text:style-name="T18">(counter)</text:span></text:p>
      <text:p text:style-name="P25"><text:span text:style-name="T31">3 <text:s/></text:span><text:span text:style-name="T24"><text:tab/><text:tab/></text:span><text:span text:style-name="T18">Console.WriteLine(</text:span><text:span text:style-name="T19">true</text:span><text:span text:style-name="T18">);</text:span></text:p>
      <text:p text:style-name="P32"><text:span text:style-name="T31">4 <text:s/></text:span>else</text:p>
      <text:p text:style-name="P25"><text:span text:style-name="T31">5 <text:s/></text:span><text:span text:style-name="T22"><text:tab/><text:tab/></text:span><text:span text:style-name="T18">Console.WriteLine(</text:span><text:span text:style-name="T19">false</text:span><text:span text:style-name="T18">);</text:span></text:p>
      <text:p text:style-name="Text_20_body"><text:tab/>При перегрузке операций надо учитывать, что не все операции можно перегрузить. В частности, мы можем перегрузить следующие операции:</text:p>
      <text:p text:style-name="Text_20_body">унарные операции +, -, !, ~, ++, --</text:p>
      <text:p text:style-name="Text_20_body">бинарные операции +, -, *, /, %</text:p>
      <text:p text:style-name="Text_20_body">операции сравнения ==, !=, &lt;, &gt;, &lt;=, &gt;=</text:p>
      <text:p text:style-name="Text_20_body">логические операции &amp;&amp;, ||</text:p>
      <text:p text:style-name="Text_20_body">операции присваивания +=, -=, *=, /=, %=</text:p>
      <text:p text:style-name="Text_20_body">И есть ряд операций, которые нельзя перегрузить, например, операцию равенства = или тернарн<text:span text:style-name="T17">ую</text:span> операци<text:span text:style-name="T17">ю </text:span>?:, а также ряд других.</text:p>
      <text:p text:style-name="P20"/>
      <text:p text:style-name="P20"/>
      <text:p text:style-name="P20"><text:span text:style-name="Emphasis"><text:span text:style-name="T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pitch="fixed"/>
    <style:font-face style:name="Source Code Pro Semibold1" svg:font-family="'Source Code Pro Semibold'" style:font-adornments="Semibold" style:font-pitch="fixed"/>
    <style:font-face style:name="Source Code Pro Semibold2" svg:font-family="'Source Code Pro Semibold'" style:font-adornments="Полужирный" style:font-pitch="fixed"/>
    <style:font-face style:name="Tahoma" svg:font-family="Tahoma" style:font-family-generic="system" style:font-pitch="variable"/>
    <style:font-face style:name="Times New Roman" svg:font-family="'Times New Roman'" style:font-family-generic="roman" style:font-pitch="variable"/>
    <style:font-face style:name="URW Gothic L" svg:font-family="'URW Gothic L'" style:font-adornments="Обычный"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true"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1.251cm" fo:margin-right="0cm" fo:margin-top="0.349cm" fo:margin-bottom="0.4cm" style:contextual-spacing="false" fo:text-align="start" style:justify-single-word="false" fo:text-indent="0cm" style:auto-text-indent="false"/>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margin-top="0.101cm" fo:margin-bottom="0.101cm" style:contextual-spacing="true"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left="0cm" fo:margin-top="0.4cm" fo:margin-bottom="0.199cm" style:contextual-spacing="tru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2"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auto-update="true"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0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10</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23:44:31.135021308</meta:creation-date>
    <meta:editing-duration>PT5H13M28S</meta:editing-duration>
    <meta:editing-cycles>22</meta:editing-cycles>
    <meta:generator>LibreOffice/7.6.4.1$Linux_X86_64 LibreOffice_project/60$Build-1</meta:generator>
    <dc:title>Реферат ГОСТ</dc:title>
    <dc:date>2024-02-01T23:40:24.894376293</dc:date>
    <meta:document-statistic meta:table-count="0" meta:image-count="0" meta:object-count="0" meta:page-count="10" meta:paragraph-count="205" meta:word-count="1923" meta:character-count="12861" meta:non-whitespace-character-count="10778"/>
    <meta:template xlink:type="simple" xlink:actuate="onRequest" xlink:title="Реферат ГОСТ" xlink:href="../../../Оформление%20работ/Шаблон%20лабораторной%20работы.ott" meta:date="2023-12-23T00:04:30.616841871"/>
  </office:meta>
</office:document-meta>
</file>